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3087in" svg:height="3.5429in" svg:x="4.9213in" svg:y="2.6067in">
            <draw:object draw:notify-on-update-of-ranges="Sheet1.B1:Sheet1.B1 Sheet1.B2:Sheet1.B257 Sheet1.C1:Sheet1.C1 Sheet1.C2:Sheet1.C25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Background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235825" calcext:value-type="float">
            <text:p>33.235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.77435" calcext:value-type="float">
            <text:p>184.77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4.00986" calcext:value-type="float">
            <text:p>244.00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3.01297" calcext:value-type="float">
            <text:p>253.01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2.28496" calcext:value-type="float">
            <text:p>242.28496</text:p>
          </table:table-cell>
          <table:table-cell office:value-type="float" office:value="26.122448" calcext:value-type="float">
            <text:p>26.1224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.448979" calcext:value-type="float">
            <text:p>10.4489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3.39162" calcext:value-type="float">
            <text:p>253.39162</text:p>
          </table:table-cell>
          <table:table-cell office:value-type="float" office:value="65.306122" calcext:value-type="float">
            <text:p>65.3061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3.39162" calcext:value-type="float">
            <text:p>253.39162</text:p>
          </table:table-cell>
          <table:table-cell office:value-type="float" office:value="65.306122" calcext:value-type="float">
            <text:p>65.3061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5.62497" calcext:value-type="float">
            <text:p>225.62497</text:p>
          </table:table-cell>
          <table:table-cell office:value-type="float" office:value="107.10204" calcext:value-type="float">
            <text:p>107.102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5.97797" calcext:value-type="float">
            <text:p>205.97797</text:p>
          </table:table-cell>
          <table:table-cell office:value-type="float" office:value="143.67346" calcext:value-type="float">
            <text:p>143.673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.35693" calcext:value-type="float">
            <text:p>180.35693</text:p>
          </table:table-cell>
          <table:table-cell office:value-type="float" office:value="172.40816" calcext:value-type="float">
            <text:p>172.408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4.44141" calcext:value-type="float">
            <text:p>154.44141</text:p>
          </table:table-cell>
          <table:table-cell office:value-type="float" office:value="148.89795" calcext:value-type="float">
            <text:p>148.897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1.39951" calcext:value-type="float">
            <text:p>141.39951</text:p>
          </table:table-cell>
          <table:table-cell office:value-type="float" office:value="216.81631" calcext:value-type="float">
            <text:p>216.816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3.51947" calcext:value-type="float">
            <text:p>123.51947</text:p>
          </table:table-cell>
          <table:table-cell office:value-type="float" office:value="229.87755" calcext:value-type="float">
            <text:p>229.877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6.91438" calcext:value-type="float">
            <text:p>116.91438</text:p>
          </table:table-cell>
          <table:table-cell office:value-type="float" office:value="227.2653" calcext:value-type="float">
            <text:p>227.26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3.78833" calcext:value-type="float">
            <text:p>103.78833</text:p>
          </table:table-cell>
          <table:table-cell office:value-type="float" office:value="164.57143" calcext:value-type="float">
            <text:p>164.571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3.018242" calcext:value-type="float">
            <text:p>93.018242</text:p>
          </table:table-cell>
          <table:table-cell office:value-type="float" office:value="206.36734" calcext:value-type="float">
            <text:p>206.367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.102547" calcext:value-type="float">
            <text:p>80.102547</text:p>
          </table:table-cell>
          <table:table-cell office:value-type="float" office:value="248.16325" calcext:value-type="float">
            <text:p>248.163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.416595" calcext:value-type="float">
            <text:p>69.416595</text:p>
          </table:table-cell>
          <table:table-cell office:value-type="float" office:value="232.48979" calcext:value-type="float">
            <text:p>232.489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.568775" calcext:value-type="float">
            <text:p>63.568775</text:p>
          </table:table-cell>
          <table:table-cell office:value-type="float" office:value="180.24489" calcext:value-type="float">
            <text:p>180.244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.921608" calcext:value-type="float">
            <text:p>56.921608</text:p>
          </table:table-cell>
          <table:table-cell office:value-type="float" office:value="219.42857" calcext:value-type="float">
            <text:p>219.428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.99934" calcext:value-type="float">
            <text:p>51.9993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1.99934" calcext:value-type="float">
            <text:p>51.9993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.879704" calcext:value-type="float">
            <text:p>43.879704</text:p>
          </table:table-cell>
          <table:table-cell office:value-type="float" office:value="185.46939" calcext:value-type="float">
            <text:p>185.469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.614296" calcext:value-type="float">
            <text:p>46.614296</text:p>
          </table:table-cell>
          <table:table-cell office:value-type="float" office:value="148.89795" calcext:value-type="float">
            <text:p>148.897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.471981" calcext:value-type="float">
            <text:p>40.471981</text:p>
          </table:table-cell>
          <table:table-cell office:value-type="float" office:value="122.77551" calcext:value-type="float">
            <text:p>122.775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.44289" calcext:value-type="float">
            <text:p>37.44289</text:p>
          </table:table-cell>
          <table:table-cell office:value-type="float" office:value="141.06122" calcext:value-type="float">
            <text:p>141.061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.171074" calcext:value-type="float">
            <text:p>35.171074</text:p>
          </table:table-cell>
          <table:table-cell office:value-type="float" office:value="164.57143" calcext:value-type="float">
            <text:p>164.571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.669514" calcext:value-type="float">
            <text:p>30.669514</text:p>
          </table:table-cell>
          <table:table-cell office:value-type="float" office:value="164.57143" calcext:value-type="float">
            <text:p>164.571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.468857" calcext:value-type="float">
            <text:p>31.468857</text:p>
          </table:table-cell>
          <table:table-cell office:value-type="float" office:value="125.38776" calcext:value-type="float">
            <text:p>125.387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.48184" calcext:value-type="float">
            <text:p>28.48184</text:p>
          </table:table-cell>
          <table:table-cell office:value-type="float" office:value="146.28571" calcext:value-type="float">
            <text:p>146.285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.61134" calcext:value-type="float">
            <text:p>24.61134</text:p>
          </table:table-cell>
          <table:table-cell office:value-type="float" office:value="146.28571" calcext:value-type="float">
            <text:p>146.285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.527197" calcext:value-type="float">
            <text:p>24.527197</text:p>
          </table:table-cell>
          <table:table-cell office:value-type="float" office:value="107.10204" calcext:value-type="float">
            <text:p>107.102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.391289" calcext:value-type="float">
            <text:p>23.391289</text:p>
          </table:table-cell>
          <table:table-cell office:value-type="float" office:value="112.32653" calcext:value-type="float">
            <text:p>112.326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.698767" calcext:value-type="float">
            <text:p>20.698767</text:p>
          </table:table-cell>
          <table:table-cell office:value-type="float" office:value="114.93877" calcext:value-type="float">
            <text:p>114.938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.34281" calcext:value-type="float">
            <text:p>18.34281</text:p>
          </table:table-cell>
          <table:table-cell office:value-type="float" office:value="107.10204" calcext:value-type="float">
            <text:p>107.102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.627609" calcext:value-type="float">
            <text:p>17.627609</text:p>
          </table:table-cell>
          <table:table-cell office:value-type="float" office:value="101.87755" calcext:value-type="float">
            <text:p>101.877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.627609" calcext:value-type="float">
            <text:p>17.627609</text:p>
          </table:table-cell>
          <table:table-cell office:value-type="float" office:value="101.87755" calcext:value-type="float">
            <text:p>101.877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.375185" calcext:value-type="float">
            <text:p>17.375185</text:p>
          </table:table-cell>
          <table:table-cell office:value-type="float" office:value="109.71429" calcext:value-type="float">
            <text:p>109.714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.524076" calcext:value-type="float">
            <text:p>15.524076</text:p>
          </table:table-cell>
          <table:table-cell office:value-type="float" office:value="78.367348" calcext:value-type="float">
            <text:p>78.3673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841249" calcext:value-type="float">
            <text:p>13.841249</text:p>
          </table:table-cell>
          <table:table-cell office:value-type="float" office:value="94.040817" calcext:value-type="float">
            <text:p>94.0408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.747412" calcext:value-type="float">
            <text:p>12.747412</text:p>
          </table:table-cell>
          <table:table-cell office:value-type="float" office:value="80.979591" calcext:value-type="float">
            <text:p>80.9795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81216" calcext:value-type="float">
            <text:p>10.81216</text:p>
          </table:table-cell>
          <table:table-cell office:value-type="float" office:value="70.530609" calcext:value-type="float">
            <text:p>70.53060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.695644" calcext:value-type="float">
            <text:p>11.695644</text:p>
          </table:table-cell>
          <table:table-cell office:value-type="float" office:value="65.306122" calcext:value-type="float">
            <text:p>65.3061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.0451927" calcext:value-type="float">
            <text:p>9.0451927</text:p>
          </table:table-cell>
          <table:table-cell office:value-type="float" office:value="67.918365" calcext:value-type="float">
            <text:p>67.9183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096959" calcext:value-type="float">
            <text:p>10.096959</text:p>
          </table:table-cell>
          <table:table-cell office:value-type="float" office:value="49.632652" calcext:value-type="float">
            <text:p>49.6326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.8866062" calcext:value-type="float">
            <text:p>9.8866062</text:p>
          </table:table-cell>
          <table:table-cell office:value-type="float" office:value="70.530609" calcext:value-type="float">
            <text:p>70.53060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.2782249" calcext:value-type="float">
            <text:p>7.2782249</text:p>
          </table:table-cell>
          <table:table-cell office:value-type="float" office:value="101.87755" calcext:value-type="float">
            <text:p>101.877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.8251438" calcext:value-type="float">
            <text:p>7.8251438</text:p>
          </table:table-cell>
          <table:table-cell office:value-type="float" office:value="80.979591" calcext:value-type="float">
            <text:p>80.9795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.2361541" calcext:value-type="float">
            <text:p>7.2361541</text:p>
          </table:table-cell>
          <table:table-cell office:value-type="float" office:value="83.591835" calcext:value-type="float">
            <text:p>83.5918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7830729" calcext:value-type="float">
            <text:p>7.7830729</text:p>
          </table:table-cell>
          <table:table-cell office:value-type="float" office:value="94.040817" calcext:value-type="float">
            <text:p>94.0408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.7216105" calcext:value-type="float">
            <text:p>5.7216105</text:p>
          </table:table-cell>
          <table:table-cell office:value-type="float" office:value="94.040817" calcext:value-type="float">
            <text:p>94.0408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.7216105" calcext:value-type="float">
            <text:p>5.7216105</text:p>
          </table:table-cell>
          <table:table-cell office:value-type="float" office:value="94.040817" calcext:value-type="float">
            <text:p>94.0408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3526702" calcext:value-type="float">
            <text:p>6.3526702</text:p>
          </table:table-cell>
          <table:table-cell office:value-type="float" office:value="101.87755" calcext:value-type="float">
            <text:p>101.877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.7216105" calcext:value-type="float">
            <text:p>5.7216105</text:p>
          </table:table-cell>
          <table:table-cell office:value-type="float" office:value="104.48979" calcext:value-type="float">
            <text:p>104.489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4691863" calcext:value-type="float">
            <text:p>5.4691863</text:p>
          </table:table-cell>
          <table:table-cell office:value-type="float" office:value="120.16326" calcext:value-type="float">
            <text:p>120.163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.7119145" calcext:value-type="float">
            <text:p>4.7119145</text:p>
          </table:table-cell>
          <table:table-cell office:value-type="float" office:value="114.93877" calcext:value-type="float">
            <text:p>114.938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.2167625" calcext:value-type="float">
            <text:p>5.2167625</text:p>
          </table:table-cell>
          <table:table-cell office:value-type="float" office:value="67.918365" calcext:value-type="float">
            <text:p>67.9183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.2588329" calcext:value-type="float">
            <text:p>5.2588329</text:p>
          </table:table-cell>
          <table:table-cell office:value-type="float" office:value="99.265305" calcext:value-type="float">
            <text:p>99.2653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870501" calcext:value-type="float">
            <text:p>3.870501</text:p>
          </table:table-cell>
          <table:table-cell office:value-type="float" office:value="130.61224" calcext:value-type="float">
            <text:p>130.612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5015612" calcext:value-type="float">
            <text:p>4.5015612</text:p>
          </table:table-cell>
          <table:table-cell office:value-type="float" office:value="94.040817" calcext:value-type="float">
            <text:p>94.0408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.6277733" calcext:value-type="float">
            <text:p>4.6277733</text:p>
          </table:table-cell>
          <table:table-cell office:value-type="float" office:value="94.040817" calcext:value-type="float">
            <text:p>94.0408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3850451" calcext:value-type="float">
            <text:p>5.3850451</text:p>
          </table:table-cell>
          <table:table-cell office:value-type="float" office:value="143.67346" calcext:value-type="float">
            <text:p>143.673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4918652" calcext:value-type="float">
            <text:p>3.4918652</text:p>
          </table:table-cell>
          <table:table-cell office:value-type="float" office:value="167.18367" calcext:value-type="float">
            <text:p>167.183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7442892" calcext:value-type="float">
            <text:p>3.7442892</text:p>
          </table:table-cell>
          <table:table-cell office:value-type="float" office:value="148.89795" calcext:value-type="float">
            <text:p>148.8979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1649957" calcext:value-type="float">
            <text:p>4.1649957</text:p>
          </table:table-cell>
          <table:table-cell office:value-type="float" office:value="138.44897" calcext:value-type="float">
            <text:p>138.4489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0290878" calcext:value-type="float">
            <text:p>3.0290878</text:p>
          </table:table-cell>
          <table:table-cell office:value-type="float" office:value="154.12245" calcext:value-type="float">
            <text:p>154.122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0290878" calcext:value-type="float">
            <text:p>3.0290878</text:p>
          </table:table-cell>
          <table:table-cell office:value-type="float" office:value="154.12245" calcext:value-type="float">
            <text:p>154.122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1552999" calcext:value-type="float">
            <text:p>3.1552999</text:p>
          </table:table-cell>
          <table:table-cell office:value-type="float" office:value="156.7347" calcext:value-type="float">
            <text:p>156.73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2815118" calcext:value-type="float">
            <text:p>3.2815118</text:p>
          </table:table-cell>
          <table:table-cell office:value-type="float" office:value="182.85713" calcext:value-type="float">
            <text:p>182.857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618077" calcext:value-type="float">
            <text:p>3.618077</text:p>
          </table:table-cell>
          <table:table-cell office:value-type="float" office:value="133.22449" calcext:value-type="float">
            <text:p>133.2244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365653" calcext:value-type="float">
            <text:p>3.365653</text:p>
          </table:table-cell>
          <table:table-cell office:value-type="float" office:value="146.28571" calcext:value-type="float">
            <text:p>146.285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1552999" calcext:value-type="float">
            <text:p>3.1552999</text:p>
          </table:table-cell>
          <table:table-cell office:value-type="float" office:value="143.67346" calcext:value-type="float">
            <text:p>143.6734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3980279" calcext:value-type="float">
            <text:p>2.3980279</text:p>
          </table:table-cell>
          <table:table-cell office:value-type="float" office:value="143.67346" calcext:value-type="float">
            <text:p>143.673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0614626" calcext:value-type="float">
            <text:p>2.0614626</text:p>
          </table:table-cell>
          <table:table-cell office:value-type="float" office:value="172.40816" calcext:value-type="float">
            <text:p>172.408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1035333" calcext:value-type="float">
            <text:p>2.1035333</text:p>
          </table:table-cell>
          <table:table-cell office:value-type="float" office:value="104.48979" calcext:value-type="float">
            <text:p>104.4897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.4821692" calcext:value-type="float">
            <text:p>2.4821692</text:p>
          </table:table-cell>
          <table:table-cell office:value-type="float" office:value="138.44897" calcext:value-type="float">
            <text:p>138.448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3559573" calcext:value-type="float">
            <text:p>2.3559573</text:p>
          </table:table-cell>
          <table:table-cell office:value-type="float" office:value="112.32653" calcext:value-type="float">
            <text:p>112.3265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.2297451" calcext:value-type="float">
            <text:p>2.2297451</text:p>
          </table:table-cell>
          <table:table-cell office:value-type="float" office:value="107.10204" calcext:value-type="float">
            <text:p>107.102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.2297451" calcext:value-type="float">
            <text:p>2.2297451</text:p>
          </table:table-cell>
          <table:table-cell office:value-type="float" office:value="133.22449" calcext:value-type="float">
            <text:p>133.224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9773213" calcext:value-type="float">
            <text:p>1.9773213</text:p>
          </table:table-cell>
          <table:table-cell office:value-type="float" office:value="104.48979" calcext:value-type="float">
            <text:p>104.489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.6925225" calcext:value-type="float">
            <text:p>2.6925225</text:p>
          </table:table-cell>
          <table:table-cell office:value-type="float" office:value="146.28571" calcext:value-type="float">
            <text:p>146.285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6925225" calcext:value-type="float">
            <text:p>2.6925225</text:p>
          </table:table-cell>
          <table:table-cell office:value-type="float" office:value="146.28571" calcext:value-type="float">
            <text:p>146.285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9773213" calcext:value-type="float">
            <text:p>1.9773213</text:p>
          </table:table-cell>
          <table:table-cell office:value-type="float" office:value="112.32653" calcext:value-type="float">
            <text:p>112.3265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3138866" calcext:value-type="float">
            <text:p>2.3138866</text:p>
          </table:table-cell>
          <table:table-cell office:value-type="float" office:value="172.40816" calcext:value-type="float">
            <text:p>172.408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8511093" calcext:value-type="float">
            <text:p>1.8511093</text:p>
          </table:table-cell>
          <table:table-cell office:value-type="float" office:value="141.06122" calcext:value-type="float">
            <text:p>141.0612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.019392" calcext:value-type="float">
            <text:p>2.019392</text:p>
          </table:table-cell>
          <table:table-cell office:value-type="float" office:value="133.22449" calcext:value-type="float">
            <text:p>133.2244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6828265" calcext:value-type="float">
            <text:p>1.6828265</text:p>
          </table:table-cell>
          <table:table-cell office:value-type="float" office:value="148.89795" calcext:value-type="float">
            <text:p>148.8979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8931799" calcext:value-type="float">
            <text:p>1.893179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3883319" calcext:value-type="float">
            <text:p>1.3883319</text:p>
          </table:table-cell>
          <table:table-cell office:value-type="float" office:value="164.57143" calcext:value-type="float">
            <text:p>164.571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4724733" calcext:value-type="float">
            <text:p>1.4724733</text:p>
          </table:table-cell>
          <table:table-cell office:value-type="float" office:value="117.55102" calcext:value-type="float">
            <text:p>117.5510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3462613" calcext:value-type="float">
            <text:p>1.3462613</text:p>
          </table:table-cell>
          <table:table-cell office:value-type="float" office:value="164.57143" calcext:value-type="float">
            <text:p>164.571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1779786" calcext:value-type="float">
            <text:p>1.1779786</text:p>
          </table:table-cell>
          <table:table-cell office:value-type="float" office:value="164.57143" calcext:value-type="float">
            <text:p>164.571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1779786" calcext:value-type="float">
            <text:p>1.1779786</text:p>
          </table:table-cell>
          <table:table-cell office:value-type="float" office:value="151.51021" calcext:value-type="float">
            <text:p>151.5102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4724733" calcext:value-type="float">
            <text:p>1.4724733</text:p>
          </table:table-cell>
          <table:table-cell office:value-type="float" office:value="114.93877" calcext:value-type="float">
            <text:p>114.938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1779786" calcext:value-type="float">
            <text:p>1.1779786</text:p>
          </table:table-cell>
          <table:table-cell office:value-type="float" office:value="138.44897" calcext:value-type="float">
            <text:p>138.448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4724733" calcext:value-type="float">
            <text:p>1.4724733</text:p>
          </table:table-cell>
          <table:table-cell office:value-type="float" office:value="122.77551" calcext:value-type="float">
            <text:p>122.775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4724733" calcext:value-type="float">
            <text:p>1.4724733</text:p>
          </table:table-cell>
          <table:table-cell office:value-type="float" office:value="122.77551" calcext:value-type="float">
            <text:p>122.775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1359079" calcext:value-type="float">
            <text:p>1.1359079</text:p>
          </table:table-cell>
          <table:table-cell office:value-type="float" office:value="143.67346" calcext:value-type="float">
            <text:p>143.6734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1359079" calcext:value-type="float">
            <text:p>1.1359079</text:p>
          </table:table-cell>
          <table:table-cell office:value-type="float" office:value="125.38776" calcext:value-type="float">
            <text:p>125.387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09696" calcext:value-type="float">
            <text:p>1.009696</text:p>
          </table:table-cell>
          <table:table-cell office:value-type="float" office:value="130.61224" calcext:value-type="float">
            <text:p>130.6122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3462613" calcext:value-type="float">
            <text:p>1.3462613</text:p>
          </table:table-cell>
          <table:table-cell office:value-type="float" office:value="151.51021" calcext:value-type="float">
            <text:p>151.5102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6762526" calcext:value-type="float">
            <text:p>0.96762526</text:p>
          </table:table-cell>
          <table:table-cell office:value-type="float" office:value="138.44897" calcext:value-type="float">
            <text:p>138.4489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2200493" calcext:value-type="float">
            <text:p>1.2200493</text:p>
          </table:table-cell>
          <table:table-cell office:value-type="float" office:value="125.38776" calcext:value-type="float">
            <text:p>125.3877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0938373" calcext:value-type="float">
            <text:p>1.0938373</text:p>
          </table:table-cell>
          <table:table-cell office:value-type="float" office:value="138.44897" calcext:value-type="float">
            <text:p>138.4489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4691863" calcext:value-type="float">
            <text:p>0.54691863</text:p>
          </table:table-cell>
          <table:table-cell office:value-type="float" office:value="104.48979" calcext:value-type="float">
            <text:p>104.4897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88348395" calcext:value-type="float">
            <text:p>0.88348395</text:p>
          </table:table-cell>
          <table:table-cell office:value-type="float" office:value="120.16326" calcext:value-type="float">
            <text:p>120.163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0517666" calcext:value-type="float">
            <text:p>1.0517666</text:p>
          </table:table-cell>
          <table:table-cell office:value-type="float" office:value="138.44897" calcext:value-type="float">
            <text:p>138.4489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2621199" calcext:value-type="float">
            <text:p>1.2621199</text:p>
          </table:table-cell>
          <table:table-cell office:value-type="float" office:value="114.93877" calcext:value-type="float">
            <text:p>114.9387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6762526" calcext:value-type="float">
            <text:p>0.96762526</text:p>
          </table:table-cell>
          <table:table-cell office:value-type="float" office:value="130.61224" calcext:value-type="float">
            <text:p>130.612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71520132" calcext:value-type="float">
            <text:p>0.71520132</text:p>
          </table:table-cell>
          <table:table-cell office:value-type="float" office:value="120.16326" calcext:value-type="float">
            <text:p>120.1632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4691863" calcext:value-type="float">
            <text:p>0.54691863</text:p>
          </table:table-cell>
          <table:table-cell office:value-type="float" office:value="135.83673" calcext:value-type="float">
            <text:p>135.8367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4691863" calcext:value-type="float">
            <text:p>0.54691863</text:p>
          </table:table-cell>
          <table:table-cell office:value-type="float" office:value="135.83673" calcext:value-type="float">
            <text:p>135.8367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75727195" calcext:value-type="float">
            <text:p>0.75727195</text:p>
          </table:table-cell>
          <table:table-cell office:value-type="float" office:value="109.71429" calcext:value-type="float">
            <text:p>109.7142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009696" calcext:value-type="float">
            <text:p>1.00969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6762526" calcext:value-type="float">
            <text:p>0.96762526</text:p>
          </table:table-cell>
          <table:table-cell office:value-type="float" office:value="104.48979" calcext:value-type="float">
            <text:p>104.4897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4691863" calcext:value-type="float">
            <text:p>0.54691863</text:p>
          </table:table-cell>
          <table:table-cell office:value-type="float" office:value="99.265305" calcext:value-type="float">
            <text:p>99.26530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88348395" calcext:value-type="float">
            <text:p>0.88348395</text:p>
          </table:table-cell>
          <table:table-cell office:value-type="float" office:value="125.38776" calcext:value-type="float">
            <text:p>125.3877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2070663" calcext:value-type="float">
            <text:p>0.42070663</text:p>
          </table:table-cell>
          <table:table-cell office:value-type="float" office:value="83.591835" calcext:value-type="float">
            <text:p>83.59183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3656532" calcext:value-type="float">
            <text:p>0.33656532</text:p>
          </table:table-cell>
          <table:table-cell office:value-type="float" office:value="114.93877" calcext:value-type="float">
            <text:p>114.9387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3105994" calcext:value-type="float">
            <text:p>0.63105994</text:p>
          </table:table-cell>
          <table:table-cell office:value-type="float" office:value="88.816322" calcext:value-type="float">
            <text:p>88.8163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21035331" calcext:value-type="float">
            <text:p>0.21035331</text:p>
          </table:table-cell>
          <table:table-cell office:value-type="float" office:value="120.16326" calcext:value-type="float">
            <text:p>120.1632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3656532" calcext:value-type="float">
            <text:p>0.33656532</text:p>
          </table:table-cell>
          <table:table-cell office:value-type="float" office:value="88.816322" calcext:value-type="float">
            <text:p>88.8163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3656532" calcext:value-type="float">
            <text:p>0.33656532</text:p>
          </table:table-cell>
          <table:table-cell office:value-type="float" office:value="120.16326" calcext:value-type="float">
            <text:p>120.163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6277732" calcext:value-type="float">
            <text:p>0.46277732</text:p>
          </table:table-cell>
          <table:table-cell office:value-type="float" office:value="88.816322" calcext:value-type="float">
            <text:p>88.81632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42070663" calcext:value-type="float">
            <text:p>0.42070663</text:p>
          </table:table-cell>
          <table:table-cell office:value-type="float" office:value="73.142853" calcext:value-type="float">
            <text:p>73.14285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7863597" calcext:value-type="float">
            <text:p>0.37863597</text:p>
          </table:table-cell>
          <table:table-cell office:value-type="float" office:value="80.979591" calcext:value-type="float">
            <text:p>80.97959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7863597" calcext:value-type="float">
            <text:p>0.37863597</text:p>
          </table:table-cell>
          <table:table-cell office:value-type="float" office:value="80.979591" calcext:value-type="float">
            <text:p>80.9795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52424" calcext:value-type="float">
            <text:p>0.252424</text:p>
          </table:table-cell>
          <table:table-cell office:value-type="float" office:value="62.693878" calcext:value-type="float">
            <text:p>62.69387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21035331" calcext:value-type="float">
            <text:p>0.21035331</text:p>
          </table:table-cell>
          <table:table-cell office:value-type="float" office:value="54.857143" calcext:value-type="float">
            <text:p>54.85714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52424" calcext:value-type="float">
            <text:p>0.252424</text:p>
          </table:table-cell>
          <table:table-cell office:value-type="float" office:value="54.857143" calcext:value-type="float">
            <text:p>54.85714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29449466" calcext:value-type="float">
            <text:p>0.29449466</text:p>
          </table:table-cell>
          <table:table-cell office:value-type="float" office:value="73.142853" calcext:value-type="float">
            <text:p>73.14285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6828266" calcext:value-type="float">
            <text:p>0.16828266</text:p>
          </table:table-cell>
          <table:table-cell office:value-type="float" office:value="78.367348" calcext:value-type="float">
            <text:p>78.36734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252424" calcext:value-type="float">
            <text:p>0.252424</text:p>
          </table:table-cell>
          <table:table-cell office:value-type="float" office:value="73.142853" calcext:value-type="float">
            <text:p>73.14285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6828266" calcext:value-type="float">
            <text:p>0.16828266</text:p>
          </table:table-cell>
          <table:table-cell office:value-type="float" office:value="54.857143" calcext:value-type="float">
            <text:p>54.85714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21035331" calcext:value-type="float">
            <text:p>0.21035331</text:p>
          </table:table-cell>
          <table:table-cell office:value-type="float" office:value="67.918365" calcext:value-type="float">
            <text:p>67.91836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16828266" calcext:value-type="float">
            <text:p>0.16828266</text:p>
          </table:table-cell>
          <table:table-cell office:value-type="float" office:value="70.530609" calcext:value-type="float">
            <text:p>70.53060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21035331" calcext:value-type="float">
            <text:p>0.21035331</text:p>
          </table:table-cell>
          <table:table-cell office:value-type="float" office:value="67.918365" calcext:value-type="float">
            <text:p>67.91836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6277732" calcext:value-type="float">
            <text:p>0.46277732</text:p>
          </table:table-cell>
          <table:table-cell office:value-type="float" office:value="49.632652" calcext:value-type="float">
            <text:p>49.63265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126212" calcext:value-type="float">
            <text:p>0.126212</text:p>
          </table:table-cell>
          <table:table-cell office:value-type="float" office:value="70.530609" calcext:value-type="float">
            <text:p>70.53060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52424" calcext:value-type="float">
            <text:p>0.252424</text:p>
          </table:table-cell>
          <table:table-cell office:value-type="float" office:value="54.857143" calcext:value-type="float">
            <text:p>54.85714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26212" calcext:value-type="float">
            <text:p>0.126212</text:p>
          </table:table-cell>
          <table:table-cell office:value-type="float" office:value="28.734694" calcext:value-type="float">
            <text:p>28.73469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26212" calcext:value-type="float">
            <text:p>0.126212</text:p>
          </table:table-cell>
          <table:table-cell office:value-type="float" office:value="28.734694" calcext:value-type="float">
            <text:p>28.73469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52.244896" calcext:value-type="float">
            <text:p>52.24489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16828266" calcext:value-type="float">
            <text:p>0.16828266</text:p>
          </table:table-cell>
          <table:table-cell office:value-type="float" office:value="75.755104" calcext:value-type="float">
            <text:p>75.75510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6828266" calcext:value-type="float">
            <text:p>0.16828266</text:p>
          </table:table-cell>
          <table:table-cell office:value-type="float" office:value="44.408161" calcext:value-type="float">
            <text:p>44.40816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36.571426" calcext:value-type="float">
            <text:p>36.57142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57.469387" calcext:value-type="float">
            <text:p>57.46938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16828266" calcext:value-type="float">
            <text:p>0.16828266</text:p>
          </table:table-cell>
          <table:table-cell office:value-type="float" office:value="52.244896" calcext:value-type="float">
            <text:p>52.24489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84141329" calcext:value-type="float">
            <text:p>0.084141329</text:p>
          </table:table-cell>
          <table:table-cell office:value-type="float" office:value="73.142853" calcext:value-type="float">
            <text:p>73.1428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4141329" calcext:value-type="float">
            <text:p>0.084141329</text:p>
          </table:table-cell>
          <table:table-cell office:value-type="float" office:value="54.857143" calcext:value-type="float">
            <text:p>54.85714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126212" calcext:value-type="float">
            <text:p>0.126212</text:p>
          </table:table-cell>
          <table:table-cell office:value-type="float" office:value="49.632652" calcext:value-type="float">
            <text:p>49.63265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126212" calcext:value-type="float">
            <text:p>0.126212</text:p>
          </table:table-cell>
          <table:table-cell office:value-type="float" office:value="36.571426" calcext:value-type="float">
            <text:p>36.5714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26212" calcext:value-type="float">
            <text:p>0.126212</text:p>
          </table:table-cell>
          <table:table-cell office:value-type="float" office:value="31.346939" calcext:value-type="float">
            <text:p>31.34693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26212" calcext:value-type="float">
            <text:p>0.126212</text:p>
          </table:table-cell>
          <table:table-cell office:value-type="float" office:value="31.346939" calcext:value-type="float">
            <text:p>31.34693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36.571426" calcext:value-type="float">
            <text:p>36.5714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36.571426" calcext:value-type="float">
            <text:p>36.57142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36.571426" calcext:value-type="float">
            <text:p>36.57142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52.244896" calcext:value-type="float">
            <text:p>52.24489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6828266" calcext:value-type="float">
            <text:p>0.16828266</text:p>
          </table:table-cell>
          <table:table-cell office:value-type="float" office:value="33.959183" calcext:value-type="float">
            <text:p>33.95918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84141329" calcext:value-type="float">
            <text:p>0.084141329</text:p>
          </table:table-cell>
          <table:table-cell office:value-type="float" office:value="49.632652" calcext:value-type="float">
            <text:p>49.63265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84141329" calcext:value-type="float">
            <text:p>0.084141329</text:p>
          </table:table-cell>
          <table:table-cell office:value-type="float" office:value="36.571426" calcext:value-type="float">
            <text:p>36.57142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84141329" calcext:value-type="float">
            <text:p>0.084141329</text:p>
          </table:table-cell>
          <table:table-cell office:value-type="float" office:value="26.122448" calcext:value-type="float">
            <text:p>26.12244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31.346939" calcext:value-type="float">
            <text:p>31.34693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54.857143" calcext:value-type="float">
            <text:p>54.85714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84141329" calcext:value-type="float">
            <text:p>0.084141329</text:p>
          </table:table-cell>
          <table:table-cell office:value-type="float" office:value="31.346939" calcext:value-type="float">
            <text:p>31.34693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47.020409" calcext:value-type="float">
            <text:p>47.02040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31.346939" calcext:value-type="float">
            <text:p>31.34693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41.795918" calcext:value-type="float">
            <text:p>41.79591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20.897959" calcext:value-type="float">
            <text:p>20.89795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23.510204" calcext:value-type="float">
            <text:p>23.51020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23.510204" calcext:value-type="float">
            <text:p>23.51020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18.285713" calcext:value-type="float">
            <text:p>18.28571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84141329" calcext:value-type="float">
            <text:p>0.084141329</text:p>
          </table:table-cell>
          <table:table-cell office:value-type="float" office:value="15.67347" calcext:value-type="float">
            <text:p>15.6734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26.122448" calcext:value-type="float">
            <text:p>26.12244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31.346939" calcext:value-type="float">
            <text:p>31.34693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84141329" calcext:value-type="float">
            <text:p>0.084141329</text:p>
          </table:table-cell>
          <table:table-cell office:value-type="float" office:value="33.959183" calcext:value-type="float">
            <text:p>33.95918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84141329" calcext:value-type="float">
            <text:p>0.084141329</text:p>
          </table:table-cell>
          <table:table-cell office:value-type="float" office:value="18.285713" calcext:value-type="float">
            <text:p>18.2857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84141329" calcext:value-type="float">
            <text:p>0.084141329</text:p>
          </table:table-cell>
          <table:table-cell office:value-type="float" office:value="31.346939" calcext:value-type="float">
            <text:p>31.34693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20.897959" calcext:value-type="float">
            <text:p>20.89795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20.897959" calcext:value-type="float">
            <text:p>20.89795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26.122448" calcext:value-type="float">
            <text:p>26.12244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15.67347" calcext:value-type="float">
            <text:p>15.6734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23.510204" calcext:value-type="float">
            <text:p>23.51020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10.448979" calcext:value-type="float">
            <text:p>10.44897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23.510204" calcext:value-type="float">
            <text:p>23.51020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23.510204" calcext:value-type="float">
            <text:p>23.51020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26.122448" calcext:value-type="float">
            <text:p>26.12244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15.67347" calcext:value-type="float">
            <text:p>15.6734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23.510204" calcext:value-type="float">
            <text:p>23.51020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23.510204" calcext:value-type="float">
            <text:p>23.51020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7.8367348" calcext:value-type="float">
            <text:p>7.83673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7.8367348" calcext:value-type="float">
            <text:p>7.836734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42070664" calcext:value-type="float">
            <text:p>0.042070664</text:p>
          </table:table-cell>
          <table:table-cell office:value-type="float" office:value="18.285713" calcext:value-type="float">
            <text:p>18.28571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84141329" calcext:value-type="float">
            <text:p>0.084141329</text:p>
          </table:table-cell>
          <table:table-cell office:value-type="float" office:value="7.8367348" calcext:value-type="float">
            <text:p>7.836734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8.285713" calcext:value-type="float">
            <text:p>18.28571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7.8367348" calcext:value-type="float">
            <text:p>7.836734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7.8367348" calcext:value-type="float">
            <text:p>7.836734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7.8367348" calcext:value-type="float">
            <text:p>7.83673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3.061224" calcext:value-type="float">
            <text:p>13.06122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3.061224" calcext:value-type="float">
            <text:p>13.06122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3.061224" calcext:value-type="float">
            <text:p>13.06122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7.8367348" calcext:value-type="float">
            <text:p>7.836734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7.8367348" calcext:value-type="float">
            <text:p>7.836734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7.8367348" calcext:value-type="float">
            <text:p>7.836734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7.8367348" calcext:value-type="float">
            <text:p>7.836734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7.8367348" calcext:value-type="float">
            <text:p>7.836734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0.448979" calcext:value-type="float">
            <text:p>10.44897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0.448979" calcext:value-type="float">
            <text:p>10.44897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7.8367348" calcext:value-type="float">
            <text:p>7.836734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 table:number-rows-repeated="104831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 style:data-style-name="N2" text:time-value="0000-00-00T00:00:04.143449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</meta:initial-creator>
    <meta:creation-date>2013-11-29T10:36:06.709918457</meta:creation-date>
    <dc:date>2013-11-29T18:10:46.352626687</dc:date>
    <dc:creator>rodrigo </dc:creator>
    <meta:editing-duration>PT4M35S</meta:editing-duration>
    <meta:editing-cycles>3</meta:editing-cycles>
    <meta:generator>LibreOffice/4.1.2.3$Linux_X86_64 LibreOffice_project/410m0$Build-3</meta:generator>
    <meta:document-statistic meta:table-count="1" meta:cell-count="7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185cm" svg:height="9cm" xlink:href=".." xlink:type="simple" chart:class="chart:line" chart:style-name="ch1">
        <chart:legend chart:legend-position="end" svg:x="23.015cm" svg:y="3.952cm" style:legend-expansion="high" chart:style-name="ch2"/>
        <chart:plot-area chart:style-name="ch3" table:cell-range-address="Sheet1.B1:Sheet1.C257" chart:data-source-has-labels="row" svg:x="0.973cm" svg:y="0.855cm" svg:width="20.996cm" svg:height="7.545cm">
          <chartooo:coordinate-region svg:x="1.78cm" svg:y="1.054cm" svg:width="20.189cm" svg:height="6.4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57" chart:label-cell-address="Sheet1.B1:Sheet1.B1" chart:class="chart:line">
            <chart:data-point chart:repeated="256"/>
          </chart:series>
          <chart:series chart:style-name="ch7" chart:values-cell-range-address="Sheet1.C2:Sheet1.C257" chart:label-cell-address="Sheet1.C1:Sheet1.C1" chart:class="chart:line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ground</text:p>
                <draw:g>
                  <svg:desc>Sheet1.B1:Sheet1.B1</svg:desc>
                </draw:g>
              </table:table-cell>
              <table:table-cell office:value-type="string">
                <text:p>Regio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.235825">
                <text:p>33.235825</text:p>
                <draw:g>
                  <svg:desc>Sheet1.B2:Sheet1.B257</svg:desc>
                </draw:g>
              </table:table-cell>
              <table:table-cell office:value-type="float" office:value="0">
                <text:p>0</text:p>
                <draw:g>
                  <svg:desc>Sheet1.C2:Sheet1.C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4.77435">
                <text:p>184.77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4.00986">
                <text:p>244.00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3.01297">
                <text:p>253.01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2.28496">
                <text:p>242.28496</text:p>
              </table:table-cell>
              <table:table-cell office:value-type="float" office:value="26.122448">
                <text:p>26.122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10.448979">
                <text:p>10.448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3.39162">
                <text:p>253.39162</text:p>
              </table:table-cell>
              <table:table-cell office:value-type="float" office:value="65.306122">
                <text:p>65.3061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3.39162">
                <text:p>253.39162</text:p>
              </table:table-cell>
              <table:table-cell office:value-type="float" office:value="65.306122">
                <text:p>65.306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.62497">
                <text:p>225.62497</text:p>
              </table:table-cell>
              <table:table-cell office:value-type="float" office:value="107.10204">
                <text:p>107.102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5.97797">
                <text:p>205.97797</text:p>
              </table:table-cell>
              <table:table-cell office:value-type="float" office:value="143.67346">
                <text:p>143.673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.35693">
                <text:p>180.35693</text:p>
              </table:table-cell>
              <table:table-cell office:value-type="float" office:value="172.40816">
                <text:p>172.408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4.44141">
                <text:p>154.44141</text:p>
              </table:table-cell>
              <table:table-cell office:value-type="float" office:value="148.89795">
                <text:p>148.897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1.39951">
                <text:p>141.39951</text:p>
              </table:table-cell>
              <table:table-cell office:value-type="float" office:value="216.81631">
                <text:p>216.816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3.51947">
                <text:p>123.51947</text:p>
              </table:table-cell>
              <table:table-cell office:value-type="float" office:value="229.87755">
                <text:p>229.877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.91438">
                <text:p>116.91438</text:p>
              </table:table-cell>
              <table:table-cell office:value-type="float" office:value="227.2653">
                <text:p>227.26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.78833">
                <text:p>103.78833</text:p>
              </table:table-cell>
              <table:table-cell office:value-type="float" office:value="164.57143">
                <text:p>164.57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.018242">
                <text:p>93.018242</text:p>
              </table:table-cell>
              <table:table-cell office:value-type="float" office:value="206.36734">
                <text:p>206.36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.102547">
                <text:p>80.102547</text:p>
              </table:table-cell>
              <table:table-cell office:value-type="float" office:value="248.16325">
                <text:p>248.163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.416595">
                <text:p>69.416595</text:p>
              </table:table-cell>
              <table:table-cell office:value-type="float" office:value="232.48979">
                <text:p>232.489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.568775">
                <text:p>63.568775</text:p>
              </table:table-cell>
              <table:table-cell office:value-type="float" office:value="180.24489">
                <text:p>180.244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921608">
                <text:p>56.921608</text:p>
              </table:table-cell>
              <table:table-cell office:value-type="float" office:value="219.42857">
                <text:p>219.428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.99934">
                <text:p>51.9993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99934">
                <text:p>51.9993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.879704">
                <text:p>43.879704</text:p>
              </table:table-cell>
              <table:table-cell office:value-type="float" office:value="185.46939">
                <text:p>185.469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.614296">
                <text:p>46.614296</text:p>
              </table:table-cell>
              <table:table-cell office:value-type="float" office:value="148.89795">
                <text:p>148.897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.471981">
                <text:p>40.471981</text:p>
              </table:table-cell>
              <table:table-cell office:value-type="float" office:value="122.77551">
                <text:p>122.775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44289">
                <text:p>37.44289</text:p>
              </table:table-cell>
              <table:table-cell office:value-type="float" office:value="141.06122">
                <text:p>141.061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.171074">
                <text:p>35.171074</text:p>
              </table:table-cell>
              <table:table-cell office:value-type="float" office:value="164.57143">
                <text:p>164.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.669514">
                <text:p>30.669514</text:p>
              </table:table-cell>
              <table:table-cell office:value-type="float" office:value="164.57143">
                <text:p>164.57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.468857">
                <text:p>31.468857</text:p>
              </table:table-cell>
              <table:table-cell office:value-type="float" office:value="125.38776">
                <text:p>125.387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48184">
                <text:p>28.48184</text:p>
              </table:table-cell>
              <table:table-cell office:value-type="float" office:value="146.28571">
                <text:p>146.285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.61134">
                <text:p>24.61134</text:p>
              </table:table-cell>
              <table:table-cell office:value-type="float" office:value="146.28571">
                <text:p>146.285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.527197">
                <text:p>24.527197</text:p>
              </table:table-cell>
              <table:table-cell office:value-type="float" office:value="107.10204">
                <text:p>107.10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391289">
                <text:p>23.391289</text:p>
              </table:table-cell>
              <table:table-cell office:value-type="float" office:value="112.32653">
                <text:p>112.326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.698767">
                <text:p>20.698767</text:p>
              </table:table-cell>
              <table:table-cell office:value-type="float" office:value="114.93877">
                <text:p>114.938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.34281">
                <text:p>18.34281</text:p>
              </table:table-cell>
              <table:table-cell office:value-type="float" office:value="107.10204">
                <text:p>107.102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627609">
                <text:p>17.627609</text:p>
              </table:table-cell>
              <table:table-cell office:value-type="float" office:value="101.87755">
                <text:p>101.877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627609">
                <text:p>17.627609</text:p>
              </table:table-cell>
              <table:table-cell office:value-type="float" office:value="101.87755">
                <text:p>101.877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.375185">
                <text:p>17.375185</text:p>
              </table:table-cell>
              <table:table-cell office:value-type="float" office:value="109.71429">
                <text:p>109.714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524076">
                <text:p>15.524076</text:p>
              </table:table-cell>
              <table:table-cell office:value-type="float" office:value="78.367348">
                <text:p>78.3673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841249">
                <text:p>13.841249</text:p>
              </table:table-cell>
              <table:table-cell office:value-type="float" office:value="94.040817">
                <text:p>94.0408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747412">
                <text:p>12.747412</text:p>
              </table:table-cell>
              <table:table-cell office:value-type="float" office:value="80.979591">
                <text:p>80.9795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81216">
                <text:p>10.81216</text:p>
              </table:table-cell>
              <table:table-cell office:value-type="float" office:value="70.530609">
                <text:p>70.5306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695644">
                <text:p>11.695644</text:p>
              </table:table-cell>
              <table:table-cell office:value-type="float" office:value="65.306122">
                <text:p>65.3061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0451927">
                <text:p>9.0451927</text:p>
              </table:table-cell>
              <table:table-cell office:value-type="float" office:value="67.918365">
                <text:p>67.9183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096959">
                <text:p>10.096959</text:p>
              </table:table-cell>
              <table:table-cell office:value-type="float" office:value="49.632652">
                <text:p>49.6326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8866062">
                <text:p>9.8866062</text:p>
              </table:table-cell>
              <table:table-cell office:value-type="float" office:value="70.530609">
                <text:p>70.5306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2782249">
                <text:p>7.2782249</text:p>
              </table:table-cell>
              <table:table-cell office:value-type="float" office:value="101.87755">
                <text:p>101.877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8251438">
                <text:p>7.8251438</text:p>
              </table:table-cell>
              <table:table-cell office:value-type="float" office:value="80.979591">
                <text:p>80.9795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2361541">
                <text:p>7.2361541</text:p>
              </table:table-cell>
              <table:table-cell office:value-type="float" office:value="83.591835">
                <text:p>83.5918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7830729">
                <text:p>7.7830729</text:p>
              </table:table-cell>
              <table:table-cell office:value-type="float" office:value="94.040817">
                <text:p>94.0408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7216105">
                <text:p>5.7216105</text:p>
              </table:table-cell>
              <table:table-cell office:value-type="float" office:value="94.040817">
                <text:p>94.0408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7216105">
                <text:p>5.7216105</text:p>
              </table:table-cell>
              <table:table-cell office:value-type="float" office:value="94.040817">
                <text:p>94.0408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3526702">
                <text:p>6.3526702</text:p>
              </table:table-cell>
              <table:table-cell office:value-type="float" office:value="101.87755">
                <text:p>101.877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7216105">
                <text:p>5.7216105</text:p>
              </table:table-cell>
              <table:table-cell office:value-type="float" office:value="104.48979">
                <text:p>104.489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4691863">
                <text:p>5.4691863</text:p>
              </table:table-cell>
              <table:table-cell office:value-type="float" office:value="120.16326">
                <text:p>120.163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7119145">
                <text:p>4.7119145</text:p>
              </table:table-cell>
              <table:table-cell office:value-type="float" office:value="114.93877">
                <text:p>114.938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2167625">
                <text:p>5.2167625</text:p>
              </table:table-cell>
              <table:table-cell office:value-type="float" office:value="67.918365">
                <text:p>67.9183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2588329">
                <text:p>5.2588329</text:p>
              </table:table-cell>
              <table:table-cell office:value-type="float" office:value="99.265305">
                <text:p>99.2653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870501">
                <text:p>3.870501</text:p>
              </table:table-cell>
              <table:table-cell office:value-type="float" office:value="130.61224">
                <text:p>130.612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5015612">
                <text:p>4.5015612</text:p>
              </table:table-cell>
              <table:table-cell office:value-type="float" office:value="94.040817">
                <text:p>94.0408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6277733">
                <text:p>4.6277733</text:p>
              </table:table-cell>
              <table:table-cell office:value-type="float" office:value="94.040817">
                <text:p>94.0408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3850451">
                <text:p>5.3850451</text:p>
              </table:table-cell>
              <table:table-cell office:value-type="float" office:value="143.67346">
                <text:p>143.673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4918652">
                <text:p>3.4918652</text:p>
              </table:table-cell>
              <table:table-cell office:value-type="float" office:value="167.18367">
                <text:p>167.183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7442892">
                <text:p>3.7442892</text:p>
              </table:table-cell>
              <table:table-cell office:value-type="float" office:value="148.89795">
                <text:p>148.897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1649957">
                <text:p>4.1649957</text:p>
              </table:table-cell>
              <table:table-cell office:value-type="float" office:value="138.44897">
                <text:p>138.448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0290878">
                <text:p>3.0290878</text:p>
              </table:table-cell>
              <table:table-cell office:value-type="float" office:value="154.12245">
                <text:p>154.122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0290878">
                <text:p>3.0290878</text:p>
              </table:table-cell>
              <table:table-cell office:value-type="float" office:value="154.12245">
                <text:p>154.122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1552999">
                <text:p>3.1552999</text:p>
              </table:table-cell>
              <table:table-cell office:value-type="float" office:value="156.7347">
                <text:p>156.73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2815118">
                <text:p>3.2815118</text:p>
              </table:table-cell>
              <table:table-cell office:value-type="float" office:value="182.85713">
                <text:p>182.857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618077">
                <text:p>3.618077</text:p>
              </table:table-cell>
              <table:table-cell office:value-type="float" office:value="133.22449">
                <text:p>133.224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365653">
                <text:p>3.365653</text:p>
              </table:table-cell>
              <table:table-cell office:value-type="float" office:value="146.28571">
                <text:p>146.285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1552999">
                <text:p>3.1552999</text:p>
              </table:table-cell>
              <table:table-cell office:value-type="float" office:value="143.67346">
                <text:p>143.673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980279">
                <text:p>2.3980279</text:p>
              </table:table-cell>
              <table:table-cell office:value-type="float" office:value="143.67346">
                <text:p>143.673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0614626">
                <text:p>2.0614626</text:p>
              </table:table-cell>
              <table:table-cell office:value-type="float" office:value="172.40816">
                <text:p>172.408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1035333">
                <text:p>2.1035333</text:p>
              </table:table-cell>
              <table:table-cell office:value-type="float" office:value="104.48979">
                <text:p>104.489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4821692">
                <text:p>2.4821692</text:p>
              </table:table-cell>
              <table:table-cell office:value-type="float" office:value="138.44897">
                <text:p>138.448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3559573">
                <text:p>2.3559573</text:p>
              </table:table-cell>
              <table:table-cell office:value-type="float" office:value="112.32653">
                <text:p>112.326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2297451">
                <text:p>2.2297451</text:p>
              </table:table-cell>
              <table:table-cell office:value-type="float" office:value="107.10204">
                <text:p>107.102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2297451">
                <text:p>2.2297451</text:p>
              </table:table-cell>
              <table:table-cell office:value-type="float" office:value="133.22449">
                <text:p>133.224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9773213">
                <text:p>1.9773213</text:p>
              </table:table-cell>
              <table:table-cell office:value-type="float" office:value="104.48979">
                <text:p>104.489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6925225">
                <text:p>2.6925225</text:p>
              </table:table-cell>
              <table:table-cell office:value-type="float" office:value="146.28571">
                <text:p>146.285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6925225">
                <text:p>2.6925225</text:p>
              </table:table-cell>
              <table:table-cell office:value-type="float" office:value="146.28571">
                <text:p>146.285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9773213">
                <text:p>1.9773213</text:p>
              </table:table-cell>
              <table:table-cell office:value-type="float" office:value="112.32653">
                <text:p>112.326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3138866">
                <text:p>2.3138866</text:p>
              </table:table-cell>
              <table:table-cell office:value-type="float" office:value="172.40816">
                <text:p>172.408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511093">
                <text:p>1.8511093</text:p>
              </table:table-cell>
              <table:table-cell office:value-type="float" office:value="141.06122">
                <text:p>141.061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019392">
                <text:p>2.019392</text:p>
              </table:table-cell>
              <table:table-cell office:value-type="float" office:value="133.22449">
                <text:p>133.224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6828265">
                <text:p>1.6828265</text:p>
              </table:table-cell>
              <table:table-cell office:value-type="float" office:value="148.89795">
                <text:p>148.897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8931799">
                <text:p>1.893179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883319">
                <text:p>1.3883319</text:p>
              </table:table-cell>
              <table:table-cell office:value-type="float" office:value="164.57143">
                <text:p>164.571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724733">
                <text:p>1.4724733</text:p>
              </table:table-cell>
              <table:table-cell office:value-type="float" office:value="117.55102">
                <text:p>117.551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462613">
                <text:p>1.3462613</text:p>
              </table:table-cell>
              <table:table-cell office:value-type="float" office:value="164.57143">
                <text:p>164.571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779786">
                <text:p>1.1779786</text:p>
              </table:table-cell>
              <table:table-cell office:value-type="float" office:value="164.57143">
                <text:p>164.571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779786">
                <text:p>1.1779786</text:p>
              </table:table-cell>
              <table:table-cell office:value-type="float" office:value="151.51021">
                <text:p>151.510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724733">
                <text:p>1.4724733</text:p>
              </table:table-cell>
              <table:table-cell office:value-type="float" office:value="114.93877">
                <text:p>114.938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779786">
                <text:p>1.1779786</text:p>
              </table:table-cell>
              <table:table-cell office:value-type="float" office:value="138.44897">
                <text:p>138.448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4724733">
                <text:p>1.4724733</text:p>
              </table:table-cell>
              <table:table-cell office:value-type="float" office:value="122.77551">
                <text:p>122.775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4724733">
                <text:p>1.4724733</text:p>
              </table:table-cell>
              <table:table-cell office:value-type="float" office:value="122.77551">
                <text:p>122.775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359079">
                <text:p>1.1359079</text:p>
              </table:table-cell>
              <table:table-cell office:value-type="float" office:value="143.67346">
                <text:p>143.673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359079">
                <text:p>1.1359079</text:p>
              </table:table-cell>
              <table:table-cell office:value-type="float" office:value="125.38776">
                <text:p>125.387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09696">
                <text:p>1.009696</text:p>
              </table:table-cell>
              <table:table-cell office:value-type="float" office:value="130.61224">
                <text:p>130.612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3462613">
                <text:p>1.3462613</text:p>
              </table:table-cell>
              <table:table-cell office:value-type="float" office:value="151.51021">
                <text:p>151.510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6762526">
                <text:p>0.96762526</text:p>
              </table:table-cell>
              <table:table-cell office:value-type="float" office:value="138.44897">
                <text:p>138.448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2200493">
                <text:p>1.2200493</text:p>
              </table:table-cell>
              <table:table-cell office:value-type="float" office:value="125.38776">
                <text:p>125.387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938373">
                <text:p>1.0938373</text:p>
              </table:table-cell>
              <table:table-cell office:value-type="float" office:value="138.44897">
                <text:p>138.448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4691863">
                <text:p>0.54691863</text:p>
              </table:table-cell>
              <table:table-cell office:value-type="float" office:value="104.48979">
                <text:p>104.489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8348395">
                <text:p>0.88348395</text:p>
              </table:table-cell>
              <table:table-cell office:value-type="float" office:value="120.16326">
                <text:p>120.163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517666">
                <text:p>1.0517666</text:p>
              </table:table-cell>
              <table:table-cell office:value-type="float" office:value="138.44897">
                <text:p>138.448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2621199">
                <text:p>1.2621199</text:p>
              </table:table-cell>
              <table:table-cell office:value-type="float" office:value="114.93877">
                <text:p>114.938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6762526">
                <text:p>0.96762526</text:p>
              </table:table-cell>
              <table:table-cell office:value-type="float" office:value="130.61224">
                <text:p>130.612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1520132">
                <text:p>0.71520132</text:p>
              </table:table-cell>
              <table:table-cell office:value-type="float" office:value="120.16326">
                <text:p>120.163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4691863">
                <text:p>0.54691863</text:p>
              </table:table-cell>
              <table:table-cell office:value-type="float" office:value="135.83673">
                <text:p>135.836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4691863">
                <text:p>0.54691863</text:p>
              </table:table-cell>
              <table:table-cell office:value-type="float" office:value="135.83673">
                <text:p>135.836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5727195">
                <text:p>0.75727195</text:p>
              </table:table-cell>
              <table:table-cell office:value-type="float" office:value="109.71429">
                <text:p>109.714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09696">
                <text:p>1.00969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6762526">
                <text:p>0.96762526</text:p>
              </table:table-cell>
              <table:table-cell office:value-type="float" office:value="104.48979">
                <text:p>104.489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4691863">
                <text:p>0.54691863</text:p>
              </table:table-cell>
              <table:table-cell office:value-type="float" office:value="99.265305">
                <text:p>99.2653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8348395">
                <text:p>0.88348395</text:p>
              </table:table-cell>
              <table:table-cell office:value-type="float" office:value="125.38776">
                <text:p>125.387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2070663">
                <text:p>0.42070663</text:p>
              </table:table-cell>
              <table:table-cell office:value-type="float" office:value="83.591835">
                <text:p>83.5918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3656532">
                <text:p>0.33656532</text:p>
              </table:table-cell>
              <table:table-cell office:value-type="float" office:value="114.93877">
                <text:p>114.938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3105994">
                <text:p>0.63105994</text:p>
              </table:table-cell>
              <table:table-cell office:value-type="float" office:value="88.816322">
                <text:p>88.8163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035331">
                <text:p>0.21035331</text:p>
              </table:table-cell>
              <table:table-cell office:value-type="float" office:value="120.16326">
                <text:p>120.163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3656532">
                <text:p>0.33656532</text:p>
              </table:table-cell>
              <table:table-cell office:value-type="float" office:value="88.816322">
                <text:p>88.8163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3656532">
                <text:p>0.33656532</text:p>
              </table:table-cell>
              <table:table-cell office:value-type="float" office:value="120.16326">
                <text:p>120.163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6277732">
                <text:p>0.46277732</text:p>
              </table:table-cell>
              <table:table-cell office:value-type="float" office:value="88.816322">
                <text:p>88.8163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2070663">
                <text:p>0.42070663</text:p>
              </table:table-cell>
              <table:table-cell office:value-type="float" office:value="73.142853">
                <text:p>73.1428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7863597">
                <text:p>0.37863597</text:p>
              </table:table-cell>
              <table:table-cell office:value-type="float" office:value="80.979591">
                <text:p>80.9795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7863597">
                <text:p>0.37863597</text:p>
              </table:table-cell>
              <table:table-cell office:value-type="float" office:value="80.979591">
                <text:p>80.9795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52424">
                <text:p>0.252424</text:p>
              </table:table-cell>
              <table:table-cell office:value-type="float" office:value="62.693878">
                <text:p>62.6938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1035331">
                <text:p>0.21035331</text:p>
              </table:table-cell>
              <table:table-cell office:value-type="float" office:value="54.857143">
                <text:p>54.8571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52424">
                <text:p>0.252424</text:p>
              </table:table-cell>
              <table:table-cell office:value-type="float" office:value="54.857143">
                <text:p>54.8571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9449466">
                <text:p>0.29449466</text:p>
              </table:table-cell>
              <table:table-cell office:value-type="float" office:value="73.142853">
                <text:p>73.1428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6828266">
                <text:p>0.16828266</text:p>
              </table:table-cell>
              <table:table-cell office:value-type="float" office:value="78.367348">
                <text:p>78.3673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52424">
                <text:p>0.252424</text:p>
              </table:table-cell>
              <table:table-cell office:value-type="float" office:value="73.142853">
                <text:p>73.1428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6828266">
                <text:p>0.16828266</text:p>
              </table:table-cell>
              <table:table-cell office:value-type="float" office:value="54.857143">
                <text:p>54.8571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1035331">
                <text:p>0.21035331</text:p>
              </table:table-cell>
              <table:table-cell office:value-type="float" office:value="67.918365">
                <text:p>67.9183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6828266">
                <text:p>0.16828266</text:p>
              </table:table-cell>
              <table:table-cell office:value-type="float" office:value="70.530609">
                <text:p>70.5306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1035331">
                <text:p>0.21035331</text:p>
              </table:table-cell>
              <table:table-cell office:value-type="float" office:value="67.918365">
                <text:p>67.9183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6277732">
                <text:p>0.46277732</text:p>
              </table:table-cell>
              <table:table-cell office:value-type="float" office:value="49.632652">
                <text:p>49.6326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26212">
                <text:p>0.126212</text:p>
              </table:table-cell>
              <table:table-cell office:value-type="float" office:value="70.530609">
                <text:p>70.5306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52424">
                <text:p>0.252424</text:p>
              </table:table-cell>
              <table:table-cell office:value-type="float" office:value="54.857143">
                <text:p>54.8571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26212">
                <text:p>0.126212</text:p>
              </table:table-cell>
              <table:table-cell office:value-type="float" office:value="28.734694">
                <text:p>28.7346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26212">
                <text:p>0.126212</text:p>
              </table:table-cell>
              <table:table-cell office:value-type="float" office:value="28.734694">
                <text:p>28.7346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52.244896">
                <text:p>52.2448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6828266">
                <text:p>0.16828266</text:p>
              </table:table-cell>
              <table:table-cell office:value-type="float" office:value="75.755104">
                <text:p>75.7551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6828266">
                <text:p>0.16828266</text:p>
              </table:table-cell>
              <table:table-cell office:value-type="float" office:value="44.408161">
                <text:p>44.4081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36.571426">
                <text:p>36.5714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57.469387">
                <text:p>57.4693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6828266">
                <text:p>0.16828266</text:p>
              </table:table-cell>
              <table:table-cell office:value-type="float" office:value="52.244896">
                <text:p>52.2448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84141329">
                <text:p>0.084141329</text:p>
              </table:table-cell>
              <table:table-cell office:value-type="float" office:value="73.142853">
                <text:p>73.1428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84141329">
                <text:p>0.084141329</text:p>
              </table:table-cell>
              <table:table-cell office:value-type="float" office:value="54.857143">
                <text:p>54.8571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26212">
                <text:p>0.126212</text:p>
              </table:table-cell>
              <table:table-cell office:value-type="float" office:value="49.632652">
                <text:p>49.6326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26212">
                <text:p>0.126212</text:p>
              </table:table-cell>
              <table:table-cell office:value-type="float" office:value="36.571426">
                <text:p>36.5714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26212">
                <text:p>0.126212</text:p>
              </table:table-cell>
              <table:table-cell office:value-type="float" office:value="31.346939">
                <text:p>31.3469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26212">
                <text:p>0.126212</text:p>
              </table:table-cell>
              <table:table-cell office:value-type="float" office:value="31.346939">
                <text:p>31.3469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36.571426">
                <text:p>36.5714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36.571426">
                <text:p>36.5714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36.571426">
                <text:p>36.5714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52.244896">
                <text:p>52.2448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6828266">
                <text:p>0.16828266</text:p>
              </table:table-cell>
              <table:table-cell office:value-type="float" office:value="33.959183">
                <text:p>33.9591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84141329">
                <text:p>0.084141329</text:p>
              </table:table-cell>
              <table:table-cell office:value-type="float" office:value="49.632652">
                <text:p>49.6326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84141329">
                <text:p>0.084141329</text:p>
              </table:table-cell>
              <table:table-cell office:value-type="float" office:value="36.571426">
                <text:p>36.5714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84141329">
                <text:p>0.084141329</text:p>
              </table:table-cell>
              <table:table-cell office:value-type="float" office:value="26.122448">
                <text:p>26.1224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31.346939">
                <text:p>31.3469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54.857143">
                <text:p>54.8571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84141329">
                <text:p>0.084141329</text:p>
              </table:table-cell>
              <table:table-cell office:value-type="float" office:value="31.346939">
                <text:p>31.3469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47.020409">
                <text:p>47.0204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31.346939">
                <text:p>31.3469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41.795918">
                <text:p>41.7959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20.897959">
                <text:p>20.8979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23.510204">
                <text:p>23.5102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23.510204">
                <text:p>23.5102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18.285713">
                <text:p>18.2857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84141329">
                <text:p>0.084141329</text:p>
              </table:table-cell>
              <table:table-cell office:value-type="float" office:value="15.67347">
                <text:p>15.673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26.122448">
                <text:p>26.1224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31.346939">
                <text:p>31.3469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84141329">
                <text:p>0.084141329</text:p>
              </table:table-cell>
              <table:table-cell office:value-type="float" office:value="33.959183">
                <text:p>33.9591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84141329">
                <text:p>0.084141329</text:p>
              </table:table-cell>
              <table:table-cell office:value-type="float" office:value="18.285713">
                <text:p>18.2857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84141329">
                <text:p>0.084141329</text:p>
              </table:table-cell>
              <table:table-cell office:value-type="float" office:value="31.346939">
                <text:p>31.3469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20.897959">
                <text:p>20.8979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20.897959">
                <text:p>20.8979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26.122448">
                <text:p>26.1224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15.67347">
                <text:p>15.673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23.510204">
                <text:p>23.5102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10.448979">
                <text:p>10.4489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23.510204">
                <text:p>23.5102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23.510204">
                <text:p>23.5102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26.122448">
                <text:p>26.1224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15.67347">
                <text:p>15.673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23.510204">
                <text:p>23.5102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23.510204">
                <text:p>23.5102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7.8367348">
                <text:p>7.83673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7.8367348">
                <text:p>7.83673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18.285713">
                <text:p>18.2857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84141329">
                <text:p>0.084141329</text:p>
              </table:table-cell>
              <table:table-cell office:value-type="float" office:value="7.8367348">
                <text:p>7.83673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8.285713">
                <text:p>18.2857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7.8367348">
                <text:p>7.83673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7.8367348">
                <text:p>7.83673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7.8367348">
                <text:p>7.83673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13.061224">
                <text:p>13.0612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13.061224">
                <text:p>13.0612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13.061224">
                <text:p>13.0612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7.8367348">
                <text:p>7.83673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7.8367348">
                <text:p>7.83673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7.8367348">
                <text:p>7.83673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7.8367348">
                <text:p>7.83673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7.8367348">
                <text:p>7.83673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10.448979">
                <text:p>10.4489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10.448979">
                <text:p>10.4489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7.8367348">
                <text:p>7.83673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